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margin-top="0in" fo:margin-bottom="0in" loext:contextual-spacing="false" fo:line-height="24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.5in" fo:margin-right="0in" fo:margin-top="0in" fo:margin-bottom="0in" loext:contextual-spacing="false" fo:line-height="24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24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24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5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24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240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5b068100-7fff-3058-fd4b-2253ca29b8b2"/>Literatuurlijst Wordlebook</text:p>
      <text:p text:style-name="P2">Stan Willems, Laurens De Wachter, Robbe Teughels, Dante Vuijst, Simon Olivier</text:p>
      <text:p text:style-name="Text_20_body"/>
      <text:list xml:id="list3960262949" text:style-name="L1">
        <text:list-item>
          <text:p text:style-name="P3"><text:span text:style-name="T1">De la Higuera, C., &amp; Oncina, J. (2004). Learning Stochastic Finite Automata. </text:span><text:span text:style-name="T2">Grammatical Inference: Algorithms and Applications</text:span><text:span text:style-name="T1">, 175–186. https://doi.org/10.1007/978-3-540-30195-0_16</text:span></text:p>
        </text:list-item>
      </text:list>
      <text:p text:style-name="Text_20_body"/>
      <text:list xml:id="list3339634178" text:style-name="L2">
        <text:list-item>
          <text:p text:style-name="P4"><text:span text:style-name="T1">Hopcroft, J. E., Motwani, R., &amp; Ullman, J. D. (2014). </text:span><text:span text:style-name="T2">Introduction to Automata Theory, Languages, and Computation</text:span><text:span text:style-name="T1"> (3de editie). Pearson Education.</text:span></text:p>
        </text:list-item>
      </text:list>
      <text:p text:style-name="Text_20_body"/>
      <text:list xml:id="list4000616985" text:style-name="L3">
        <text:list-item>
          <text:p text:style-name="P5"><text:span text:style-name="T1">Pace, G. (z.d.). </text:span><text:span text:style-name="T2">Removing Unreachable States From Finite State Automata</text:span><text:span text:style-name="T1">. L’università tà Malta. Geraadpleegd op 13 mei 2022, van http://www.cs.um.edu.mt/gordon.pace/Research/Software/Relic/Transformations/FSA/remove-unreachable.html</text:span></text:p>
        </text:list-item>
      </text:list>
      <text:p text:style-name="Text_20_body"/>
      <text:list xml:id="list3749013835" text:style-name="L4">
        <text:list-item>
          <text:p text:style-name="P6"><text:span text:style-name="T1">Somani, D. (2022, 14 maart). </text:span><text:span text:style-name="T2">Wordle: What is Wordle, how does it work, rules of Wordle, and more</text:span><text:span text:style-name="T1">. Gadgets Now. Geraadpleegd op 4 juni 2022, van https://www.gadgetsnow.com/faqs/wordle-what-is-wordle-how-does-it-work-rules-of-wordle-and-more/articleshow/90202966.cms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6:13:20.738081710</meta:creation-date>
    <dc:date>2022-06-22T16:14:53.950926217</dc:date>
    <meta:editing-duration>PT1M33S</meta:editing-duration>
    <meta:editing-cycles>1</meta:editing-cycles>
    <meta:document-statistic meta:table-count="0" meta:image-count="0" meta:object-count="0" meta:page-count="1" meta:paragraph-count="6" meta:word-count="105" meta:character-count="931" meta:non-whitespace-character-count="837"/>
    <meta:generator>LibreOffice/6.4.7.2$Linux_X86_64 LibreOffice_project/40$Build-2</meta:generator>
  </office:meta>
</office:document-meta>
</file>